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style:style style:name="ce2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i_s</text:p>
          </table:table-cell>
          <table:table-cell office:value-type="string" calcext:value-type="string">
            <text:p>I_N</text:p>
          </table:table-cell>
          <table:table-cell office:value-type="string" calcext:value-type="string">
            <text:p>I_S</text:p>
          </table:table-cell>
          <table:table-cell office:value-type="string" calcext:value-type="string">
            <text:p>Steigung</text:p>
          </table:table-cell>
          <table:table-cell office:value-type="string" calcext:value-type="string">
            <text:p>chrakterisitischer Felderregerstro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/[.C2]" office:value-type="float" office:value="0.0121317157712305" calcext:value-type="float">
            <text:p>0.012131715771231</text:p>
          </table:table-cell>
          <table:table-cell office:value-type="float" office:value="57.7" calcext:value-type="float">
            <text:p>57.7</text:p>
          </table:table-cell>
          <table:table-cell office:value-type="float" office:value="0.7" calcext:value-type="float">
            <text:p>0.7</text:p>
          </table:table-cell>
          <table:table-cell table:formula="of:=([.B7]-[.B2])/([.A7]-[.A2])" office:value-type="float" office:value="0.225303292894281" calcext:value-type="float">
            <text:p>0.225303292894281</text:p>
          </table:table-cell>
          <table:table-cell table:formula="of:=1/[.E2]" office:value-type="float" office:value="4.43846153846154" calcext:value-type="float">
            <text:p>4.43846153846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/[.C3]" office:value-type="float" office:value="0.263431542461005" calcext:value-type="float">
            <text:p>0.263431542461005</text:p>
          </table:table-cell>
          <table:table-cell office:value-type="float" office:value="57.7" calcext:value-type="float">
            <text:p>57.7</text:p>
          </table:table-cell>
          <table:table-cell office:value-type="float" office:value="15.2" calcext:value-type="float">
            <text:p>15.2</text:p>
          </table:table-cell>
          <table:table-cell table:formula="of:=([.D7]-[.D2])/([.A7]-[.A2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/[.C4]" office:value-type="float" office:value="0.476603119584055" calcext:value-type="float">
            <text:p>0.476603119584055</text:p>
          </table:table-cell>
          <table:table-cell office:value-type="float" office:value="57.7" calcext:value-type="float">
            <text:p>57.7</text:p>
          </table:table-cell>
          <table:table-cell office:value-type="float" office:value="27.5" calcext:value-type="float">
            <text:p>27.5</text:p>
          </table:table-cell>
          <table:table-cell table:formula="of:=[.E3]/[.C4]" office:value-type="float" office:value="0.225303292894281" calcext:value-type="float">
            <text:p>0.22530329289428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/[.C5]" office:value-type="float" office:value="0.694974003466205" calcext:value-type="float">
            <text:p>0.694974003466205</text:p>
          </table:table-cell>
          <table:table-cell office:value-type="float" office:value="57.7" calcext:value-type="float">
            <text:p>57.7</text:p>
          </table:table-cell>
          <table:table-cell office:value-type="float" office:value="40.1" calcext:value-type="float">
            <text:p>40.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/[.C6]" office:value-type="float" office:value="0.920277296360485" calcext:value-type="float">
            <text:p>0.920277296360485</text:p>
          </table:table-cell>
          <table:table-cell office:value-type="float" office:value="57.7" calcext:value-type="float">
            <text:p>57.7</text:p>
          </table:table-cell>
          <table:table-cell office:value-type="float" office:value="53.1" calcext:value-type="float">
            <text:p>53.1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D7]/[.C7]" office:value-type="float" office:value="1.04852686308492" calcext:value-type="float">
            <text:p>1.04852686308492</text:p>
          </table:table-cell>
          <table:table-cell office:value-type="float" office:value="57.7" calcext:value-type="float">
            <text:p>57.7</text:p>
          </table:table-cell>
          <table:table-cell office:value-type="float" office:value="60.5" calcext:value-type="float">
            <text:p>60.5</text:p>
          </table:table-cell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0:59:02.7958264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3:26:32.478855591</meta:creation-date>
    <dc:date>2020-09-04T11:09:32.324601119</dc:date>
    <meta:editing-duration>PT26M49S</meta:editing-duration>
    <meta:editing-cycles>5</meta:editing-cycles>
    <meta:generator>LibreOffice/6.4.5.2$Linux_X86_64 LibreOffice_project/40$Build-2</meta:generator>
    <meta:document-statistic meta:table-count="1" meta:cell-count="34" meta:object-count="0"/>
  </office:meta>
</office:document-meta>
</file>